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valiação do link Padrão" table:style-name="ta1">
        <table:shapes>
          <draw:frame draw:z-index="0" draw:style-name="gr1" draw:text-style-name="P1" svg:width="194.23pt" svg:height="88.84pt" svg:x="845.8pt" svg:y="5.27pt">
            <loext:p draw:notify-on-update-of-ranges="'Avaliação do link Padrão'.A2:'Avaliação do link Padrão'.A5 'Avaliação do link Padrão'.B1:'Avaliação do link Padrão'.B1 'Avaliação do link Padrão'.B2:'Avaliação do link Padrão'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2.7pt" svg:height="169.4pt" svg:x="37.39pt" svg:y="185.22pt">
            <loext:p draw:notify-on-update-of-ranges="'Avaliação do link Padrão'.A8:'Avaliação do link Padrão'.A11 'Avaliação do link Padrão'.B7:'Avaliação do link Padrão'.B7 'Avaliação do link Padrão'.B8:'Avaliação do link Padrão'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0.72pt" svg:height="213.85pt" svg:x="264.13pt" svg:y="170.9pt">
            <loext:p draw:notify-on-update-of-ranges="'Avaliação do link Padrão'.A8:'Avaliação do link Padrão'.A11 'Avaliação do link Padrão'.C7:'Avaliação do link Padrão'.C7 'Avaliação do link Padrão'.C8:'Avaliação do link Padrão'.C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2.83pt" svg:height="164.89pt" svg:x="574.98pt" svg:y="211.58pt">
            <loext:p draw:notify-on-update-of-ranges="'Avaliação do link Padrão'.A8:'Avaliação do link Padrão'.A11 'Avaliação do link Padrão'.D7:'Avaliação do link Padrão'.D7 'Avaliação do link Padrão'.D8:'Avaliação do link Padrão'.D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39.5" calcext:value-type="float">
            <text:p>3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85.3" calcext:value-type="float">
            <text:p>8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94.1" calcext:value-type="float">
            <text:p>9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94.1" calcext:value-type="float">
            <text:p>94.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udo tc qdisc add dev enp4s0 root netem delay 20ms 10ms 25%</text:p>
          </table:table-cell>
          <table:table-cell/>
        </table:table-row>
      </table:table>
      <table:table table:name="Avaliação do Link com Latência Variável" table:style-name="ta1">
        <table:shapes>
          <draw:frame draw:z-index="0" draw:style-name="gr2" draw:text-style-name="P1" svg:width="295.8pt" svg:height="112.96pt" svg:x="268.53pt" svg:y="97.11pt">
            <loext:p draw:notify-on-update-of-ranges="'Avaliação do Link com Latência Variável'.A8:'Avaliação do Link com Latência Variável'.A11 'Avaliação do Link com Latência Variável'.B7:'Avaliação do Link com Latência Variável'.B7 'Avaliação do Link com Latência Variável'.B8:'Avaliação do Link com Latência Variável'.B11" text:style-name="P2">Configu</loext:p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93.21pt" svg:height="134.76pt" svg:x="0.79pt" svg:y="405.81pt">
            <loext:p draw:notify-on-update-of-ranges="'Avaliação do Link com Latência Variável'.A23:'Avaliação do Link com Latência Variável'.A26 'Avaliação do Link com Latência Variável'.B22:'Avaliação do Link com Latência Variável'.B22 'Avaliação do Link com Latência Variável'.B23:'Avaliação do Link com Latência Variável'.B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16.6pt" svg:height="156.61pt" svg:x="244.66pt" svg:y="386.99pt">
            <loext:p draw:notify-on-update-of-ranges="'Avaliação do Link com Latência Variável'.A23:'Avaliação do Link com Latência Variável'.A26 'Avaliação do Link com Latência Variável'.C22:'Avaliação do Link com Latência Variável'.C22 'Avaliação do Link com Latência Variável'.C23:'Avaliação do Link com Latência Variável'.C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231.42pt" svg:height="140.03pt" svg:x="563.3pt" svg:y="402.83pt">
            <loext:p draw:notify-on-update-of-ranges="'Avaliação do Link com Latência Variável'.A23:'Avaliação do Link com Latência Variável'.A26 'Avaliação do Link com Latência Variável'.D22:'Avaliação do Link com Latência Variável'.D22 'Avaliação do Link com Latência Variável'.D23:'Avaliação do Link com Latência Variável'.D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figuração: tc qdisc add dev eth0 root netem delay 100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 comando: iperf -c eth0 -i 1 -w X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DP comando servidor: sudo iperf -s -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DP comando cliente: iperf -c ip_servidor -u -t 3 -b xyz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1.83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8.327" calcext:value-type="float">
            <text:p>8.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float" office:value="6.662" calcext:value-type="float">
            <text:p>6.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0" calcext:value-type="float">
            <text:p>10</text:p>
          </table:table-cell>
          <table:table-cell office:value-type="float" office:value="7.635" calcext:value-type="float">
            <text:p>7.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" calcext:value-type="float">
            <text:p>50</text:p>
          </table:table-cell>
          <table:table-cell office:value-type="float" office:value="4.455" calcext:value-type="float">
            <text:p>4.45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9:57:55.770728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11:17.205896992</meta:creation-date>
    <dc:date>2017-10-04T21:00:23.134831946</dc:date>
    <meta:editing-duration>PT2M14S</meta:editing-duration>
    <meta:editing-cycles>2</meta:editing-cycles>
    <meta:generator>LibreOffice/5.1.4.2$Linux_X86_64 LibreOffice_project/10m0$Build-2</meta:generator>
    <meta:document-statistic meta:table-count="2" meta:cell-count="6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853cm" svg:height="3.135cm" xlink:href=".." xlink:type="simple" chart:class="chart:line" chart:style-name="ch1">
        <chart:legend chart:legend-position="end" svg:x="3.895cm" svg:y="1.069cm" style:legend-expansion="high" chart:style-name="ch2"/>
        <chart:plot-area chart:style-name="ch3" table:cell-range-address="'Avaliação do link Padrão'.A1:'Avaliação do link Padrão'.B5" chart:data-source-has-labels="both" svg:x="0.137cm" svg:y="0.062cm" svg:width="3.621cm" svg:height="3.011cm">
          <chartooo:coordinate-region svg:x="0.758cm" svg:y="0.261cm" svg:width="2.508cm" svg:height="2.165cm"/>
          <chart:axis chart:dimension="x" chart:name="primary-x" chart:style-name="ch4" chartooo:axis-type="auto">
            <chartooo:date-scale/>
            <chart:categories table:cell-range-address="'Avaliação do link Padrão'.A2:'Avaliação do link Padrão'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B2:'Avaliação do link Padrão'.B5" chart:label-cell-address="'Avaliação do link Padrão'.B1:'Avaliação do link Padrão'.B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Padrão'.B1:'Avaliação do link Padrã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'Avaliação do link Padrão'.A2:'Avaliação do link Padrão'.A5</svg:desc>
                </draw:g>
              </table:table-cell>
              <table:table-cell office:value-type="float" office:value="39.5">
                <text:p>39.5</text:p>
                <draw:g>
                  <svg:desc>'Avaliação do link Padrão'.B2:'Avaliação do link Padrão'.B5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94.1">
                <text:p>9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8cm" svg:height="5.977cm" xlink:href=".." xlink:type="simple" chart:class="chart:line" chart:style-name="ch1">
        <chart:legend chart:legend-position="end" svg:x="2.43cm" svg:y="2.49cm" style:legend-expansion="high" chart:style-name="ch2"/>
        <chart:plot-area chart:style-name="ch3" table:cell-range-address="'Avaliação do link Padrão'.A7:'Avaliação do link Padrão'.B11" chart:data-source-has-labels="both" svg:x="0.107cm" svg:y="0.119cm" svg:width="2.216cm" svg:height="5.739cm">
          <chartooo:coordinate-region svg:x="0.728cm" svg:y="0.271cm" svg:width="1.595cm" svg:height="4.542cm"/>
          <chart:axis chart:dimension="x" chart:name="primary-x" chart:style-name="ch4" chartooo:axis-type="auto">
            <chartooo:date-scale/>
            <chart:categories table:cell-range-address="'Avaliação do link Padrão'.A8:'Avaliação do link Padrão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B8:'Avaliação do link Padrão'.B11" chart:label-cell-address="'Avaliação do link Padrão'.B7:'Avaliação do link Padrão'.B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Padrão'.B7:'Avaliação do link Padrão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8:'Avaliação do link Padrão'.A11</svg:desc>
                </draw:g>
              </table:table-cell>
              <table:table-cell office:value-type="float" office:value="0.05">
                <text:p>0.05</text:p>
                <draw:g>
                  <svg:desc>'Avaliação do link Padrão'.B8:'Avaliação do link Padrão'.B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93cm" svg:height="7.545cm" xlink:href=".." xlink:type="simple" chart:class="chart:line" chart:style-name="ch1">
        <chart:legend chart:legend-position="end" svg:x="6.382cm" svg:y="3.473cm" style:legend-expansion="high" chart:style-name="ch2"/>
        <chart:plot-area chart:style-name="ch3" table:cell-range-address="'Avaliação do link Padrão'.A8:'Avaliação do link Padrão'.A11 'Avaliação do link Padrão'.C7:'Avaliação do link Padrão'.C11" chart:data-source-has-labels="both" svg:x="0.169cm" svg:y="0.15cm" svg:width="6.044cm" svg:height="7.245cm">
          <chartooo:coordinate-region svg:x="1.267cm" svg:y="0.349cm" svg:width="4.614cm" svg:height="6.399cm"/>
          <chart:axis chart:dimension="x" chart:name="primary-x" chart:style-name="ch4" chartooo:axis-type="auto">
            <chartooo:date-scale/>
            <chart:categories table:cell-range-address="'Avaliação do link Padrão'.A8:'Avaliação do link Padrão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C8:'Avaliação do link Padrão'.C11" chart:label-cell-address="'Avaliação do link Padrão'.C7:'Avaliação do link Padrão'.C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'Avaliação do link Padrão'.C7:'Avaliação do link Padrão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8:'Avaliação do link Padrão'.A11</svg:desc>
                </draw:g>
              </table:table-cell>
              <table:table-cell office:value-type="float" office:value="0.014">
                <text:p>0.014</text:p>
                <draw:g>
                  <svg:desc>'Avaliação do link Padrão'.C8:'Avaliação do link Padrão'.C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862cm" svg:height="5.818cm" xlink:href=".." xlink:type="simple" chart:class="chart:line" chart:style-name="ch1">
        <chart:legend chart:legend-position="end" svg:x="5.142cm" svg:y="2.411cm" style:legend-expansion="high" chart:style-name="ch2"/>
        <chart:plot-area chart:style-name="ch3" table:cell-range-address="'Avaliação do link Padrão'.A8:'Avaliação do link Padrão'.A11 'Avaliação do link Padrão'.D7:'Avaliação do link Padrão'.D11" chart:data-source-has-labels="both" svg:x="0.157cm" svg:y="0.116cm" svg:width="4.828cm" svg:height="5.586cm">
          <chartooo:coordinate-region svg:x="0.884cm" svg:y="0.315cm" svg:width="3.769cm" svg:height="4.74cm"/>
          <chart:axis chart:dimension="x" chart:name="primary-x" chart:style-name="ch4" chartooo:axis-type="auto">
            <chartooo:date-scale/>
            <chart:categories table:cell-range-address="'Avaliação do link Padrão'.A8:'Avaliação do link Padrão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D8:'Avaliação do link Padrão'.D11" chart:label-cell-address="'Avaliação do link Padrão'.D7:'Avaliação do link Padrão'.D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'Avaliação do link Padrão'.D7:'Avaliação do link Padrão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8:'Avaliação do link Padrão'.A11</svg:desc>
                </draw:g>
              </table:table-cell>
              <table:table-cell office:value-type="float" office:value="0">
                <text:p>0</text:p>
                <draw:g>
                  <svg:desc>'Avaliação do link Padrão'.D8:'Avaliação do link Padrão'.D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36cm" svg:height="3.986cm" xlink:href=".." xlink:type="simple" chart:class="chart:line" chart:style-name="ch1">
        <chart:legend chart:legend-position="end" svg:x="6.393cm" svg:y="1.694cm" style:legend-expansion="high" chart:style-name="ch2"/>
        <chart:plot-area chart:style-name="ch3" table:cell-range-address="'Avaliação do Link com Latência Variável'.A7:'Avaliação do Link com Latência Variável'.B11" chart:data-source-has-labels="both" svg:x="0.208cm" svg:y="0.079cm" svg:width="5.977cm" svg:height="3.828cm">
          <chartooo:coordinate-region svg:x="0.644cm" svg:y="0.278cm" svg:width="5.235cm" svg:height="2.982cm"/>
          <chart:axis chart:dimension="x" chart:name="primary-x" chart:style-name="ch4" chartooo:axis-type="auto">
            <chartooo:date-scale/>
            <chart:categories table:cell-range-address="'Avaliação do Link com Latência Variável'.A8:'Avaliação do Link com Latência Variável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B8:'Avaliação do Link com Latência Variável'.B11" chart:label-cell-address="'Avaliação do Link com Latência Variável'.B7:'Avaliação do Link com Latência Variável'.B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Latência Variável'.B7:'Avaliação do Link com Latência Variável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'Avaliação do Link com Latência Variável'.A8:'Avaliação do Link com Latência Variável'.A11</svg:desc>
                </draw:g>
              </table:table-cell>
              <table:table-cell office:value-type="float" office:value="1.05">
                <text:p>1.05</text:p>
                <draw:g>
                  <svg:desc>'Avaliação do Link com Latência Variável'.B8:'Avaliação do Link com Latência Variável'.B11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6.29">
                <text:p>6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817cm" svg:height="4.755cm" xlink:href=".." xlink:type="simple" chart:class="chart:line" chart:style-name="ch1">
        <chart:legend chart:legend-position="end" svg:x="3.859cm" svg:y="1.879cm" style:legend-expansion="high" chart:style-name="ch2"/>
        <chart:plot-area chart:style-name="ch3" table:cell-range-address="'Avaliação do Link com Latência Variável'.A22:'Avaliação do Link com Latência Variável'.B26" chart:data-source-has-labels="both" svg:x="0.136cm" svg:y="0.095cm" svg:width="3.587cm" svg:height="4.565cm">
          <chartooo:coordinate-region svg:x="0.757cm" svg:y="0.294cm" svg:width="2.634cm" svg:height="3.719cm"/>
          <chart:axis chart:dimension="x" chart:name="primary-x" chart:style-name="ch4" chartooo:axis-type="auto">
            <chartooo:date-scale/>
            <chart:categories table:cell-range-address="'Avaliação do Link com Latência Variável'.A23:'Avaliação do Link com Latência Variável'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B23:'Avaliação do Link com Latência Variável'.B26" chart:label-cell-address="'Avaliação do Link com Latência Variável'.B22:'Avaliação do Link com Latência Variável'.B2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Latência Variável'.B22:'Avaliação do Link com Latência Variável'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23:'Avaliação do Link com Latência Variável'.A26</svg:desc>
                </draw:g>
              </table:table-cell>
              <table:table-cell office:value-type="float" office:value="0.05">
                <text:p>0.05</text:p>
                <draw:g>
                  <svg:desc>'Avaliação do Link com Latência Variável'.B23:'Avaliação do Link com Latência Variável'.B26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642cm" svg:height="5.526cm" xlink:href=".." xlink:type="simple" chart:class="chart:line" chart:style-name="ch1">
        <chart:legend chart:legend-position="end" svg:x="5.531cm" svg:y="2.464cm" style:legend-expansion="high" chart:style-name="ch2"/>
        <chart:plot-area chart:style-name="ch3" table:cell-range-address="'Avaliação do Link com Latência Variável'.A23:'Avaliação do Link com Latência Variável'.A26 'Avaliação do Link com Latência Variável'.C22:'Avaliação do Link com Latência Variável'.C26" chart:data-source-has-labels="both" svg:x="0.152cm" svg:y="0.11cm" svg:width="5.227cm" svg:height="5.306cm">
          <chartooo:coordinate-region svg:x="0.588cm" svg:y="0.309cm" svg:width="4.459cm" svg:height="4.46cm"/>
          <chart:axis chart:dimension="x" chart:name="primary-x" chart:style-name="ch4" chartooo:axis-type="auto">
            <chartooo:date-scale/>
            <chart:categories table:cell-range-address="'Avaliação do Link com Latência Variável'.A23:'Avaliação do Link com Latência Variável'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C23:'Avaliação do Link com Latência Variável'.C26" chart:label-cell-address="'Avaliação do Link com Latência Variável'.C22:'Avaliação do Link com Latência Variável'.C2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'Avaliação do Link com Latência Variável'.C22:'Avaliação do Link com Latência Variável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23:'Avaliação do Link com Latência Variável'.A26</svg:desc>
                </draw:g>
              </table:table-cell>
              <table:table-cell office:value-type="float" office:value="8.327">
                <text:p>8.327</text:p>
                <draw:g>
                  <svg:desc>'Avaliação do Link com Latência Variável'.C23:'Avaliação do Link com Latência Variável'.C26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6.662">
                <text:p>6.66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7.635">
                <text:p>7.635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4.455">
                <text:p>4.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5cm" svg:height="4.941cm" xlink:href=".." xlink:type="simple" chart:class="chart:line" chart:style-name="ch1">
        <chart:legend chart:legend-position="end" svg:x="5.445cm" svg:y="1.972cm" style:legend-expansion="high" chart:style-name="ch2"/>
        <chart:plot-area chart:style-name="ch3" table:cell-range-address="'Avaliação do Link com Latência Variável'.A23:'Avaliação do Link com Latência Variável'.A26 'Avaliação do Link com Latência Variável'.D22:'Avaliação do Link com Latência Variável'.D26" chart:data-source-has-labels="both" svg:x="0.163cm" svg:y="0.098cm" svg:width="5.119cm" svg:height="4.745cm">
          <chartooo:coordinate-region svg:x="0.599cm" svg:y="0.298cm" svg:width="4.351cm" svg:height="3.898cm"/>
          <chart:axis chart:dimension="x" chart:name="primary-x" chart:style-name="ch4" chartooo:axis-type="auto">
            <chartooo:date-scale/>
            <chart:categories table:cell-range-address="'Avaliação do Link com Latência Variável'.A23:'Avaliação do Link com Latência Variável'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D23:'Avaliação do Link com Latência Variável'.D26" chart:label-cell-address="'Avaliação do Link com Latência Variável'.D22:'Avaliação do Link com Latência Variável'.D2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'Avaliação do Link com Latência Variável'.D22:'Avaliação do Link com Latência Variável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23:'Avaliação do Link com Latência Variável'.A26</svg:desc>
                </draw:g>
              </table:table-cell>
              <table:table-cell office:value-type="float" office:value="0">
                <text:p>0</text:p>
                <draw:g>
                  <svg:desc>'Avaliação do Link com Latência Variável'.D23:'Avaliação do Link com Latência Variável'.D26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